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Ubuntu" svg:font-family="Ubuntu, Helvetica, Arial, Free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00922" officeooo:paragraph-rsid="00000922"/>
    </style:style>
    <style:style style:name="P2" style:family="paragraph" style:parent-style-name="Text_20_body">
      <style:paragraph-properties fo:text-align="justify" style:justify-single-word="false"/>
      <style:text-properties officeooo:rsid="00017006" officeooo:paragraph-rsid="00017006"/>
    </style:style>
    <style:style style:name="P3" style:family="paragraph" style:parent-style-name="Text_20_body">
      <style:paragraph-properties fo:text-align="justify" style:justify-single-word="false"/>
      <style:text-properties officeooo:rsid="0004728e" officeooo:paragraph-rsid="0004728e"/>
    </style:style>
    <style:style style:name="P4" style:family="paragraph" style:parent-style-name="Text_20_body">
      <style:paragraph-properties fo:text-align="justify" style:justify-single-word="false"/>
      <style:text-properties officeooo:rsid="0006f835" officeooo:paragraph-rsid="0006f835"/>
    </style:style>
    <style:style style:name="P5" style:family="paragraph" style:parent-style-name="Text_20_body">
      <style:paragraph-properties fo:text-align="justify" style:justify-single-word="false"/>
      <style:text-properties officeooo:rsid="00070b98" officeooo:paragraph-rsid="00070b98"/>
    </style:style>
    <style:style style:name="P6" style:family="paragraph" style:parent-style-name="Text_20_body">
      <style:paragraph-properties fo:text-align="justify" style:justify-single-word="false"/>
      <style:text-properties officeooo:rsid="00017006" officeooo:paragraph-rsid="00017006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73502" officeooo:paragraph-rsid="00073502"/>
    </style:style>
    <style:style style:name="P8" style:family="paragraph" style:parent-style-name="Text_20_body">
      <style:paragraph-properties fo:text-align="justify" style:justify-single-word="false"/>
      <style:text-properties officeooo:paragraph-rsid="00073502"/>
    </style:style>
    <style:style style:name="P9" style:family="paragraph" style:parent-style-name="Text_20_body" style:list-style-name="L1">
      <style:paragraph-properties fo:text-align="justify" style:justify-single-word="false"/>
      <style:text-properties fo:font-variant="normal" fo:text-transform="none" fo:color="#202122" style:font-name="sans-serif" fo:font-size="10.5pt" fo:letter-spacing="normal" fo:font-style="normal" fo:font-weight="normal" officeooo:rsid="0006f835" officeooo:paragraph-rsid="00073502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202122" style:font-name="sans-serif" fo:font-size="10.5pt" fo:letter-spacing="normal" fo:font-style="normal" fo:font-weight="normal" officeooo:rsid="0009a745" officeooo:paragraph-rsid="00000922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202122" style:font-name="sans-serif" fo:font-size="10.5pt" fo:letter-spacing="normal" fo:font-style="normal" fo:font-weight="normal" officeooo:rsid="0009a745" officeooo:paragraph-rsid="000adfde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202122" style:font-name="sans-serif" fo:font-size="10.5pt" fo:letter-spacing="normal" fo:font-style="normal" fo:font-weight="normal" officeooo:rsid="000b3b6d" officeooo:paragraph-rsid="000b3b6d"/>
    </style:style>
    <style:style style:name="P13" style:family="paragraph" style:parent-style-name="Text_20_body">
      <style:text-properties officeooo:rsid="00000922" officeooo:paragraph-rsid="00000922"/>
    </style:style>
    <style:style style:name="P14" style:family="paragraph" style:parent-style-name="Title">
      <style:text-properties officeooo:rsid="00000922" officeooo:paragraph-rsid="00000922"/>
    </style:style>
    <style:style style:name="T1" style:family="text">
      <style:text-properties officeooo:rsid="00017006"/>
    </style:style>
    <style:style style:name="T2" style:family="text">
      <style:text-properties officeooo:rsid="000524d7"/>
    </style:style>
    <style:style style:name="T3" style:family="text">
      <style:text-properties officeooo:rsid="00073502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 officeooo:rsid="0006f835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 officeooo:rsid="00092b0d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 officeooo:rsid="0009a745"/>
    </style:style>
    <style:style style:name="T8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officeooo:rsid="0006f835" style:text-blinking="false" fo:background-color="#ffffff" loext:char-shading-value="0"/>
    </style:style>
    <style:style style:name="T9" style:family="text">
      <style:text-properties fo:font-variant="normal" fo:text-transform="none" fo:color="#202122" style:text-line-through-style="none" style:text-line-through-type="none" style:font-name="sans-serif" fo:font-size="10.5pt" fo:letter-spacing="normal" fo:font-style="normal" style:text-underline-style="none" fo:font-weight="normal" officeooo:rsid="0009a745" style:text-blinking="false" fo:background-color="#ffffff" loext:char-shading-value="0"/>
    </style:style>
    <style:style style:name="T10" style:family="text">
      <style:text-properties officeooo:rsid="0009a745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rcícios: Busca e ordenação</text:p>
      <text:p text:style-name="P13"/>
      <text:p text:style-name="P1"><text:span text:style-name="T1">1. </text:span>Defina formalmente o problema de ordenação.</text:p>
      <text:p text:style-name="P1"><text:tab/>Formalmente pode assim ser definido:</text:p>
      <text:p text:style-name="P2"><text:tab/>Facilitar a entrada e saída de dados em ordem, e também alocar melhor a memoria, <text:tab/>facilitando o encontro de determinado dado.</text:p>
      <text:p text:style-name="P1"/>
      <text:p text:style-name="P1"><text:span text:style-name="T1">2. </text:span>Defina formalmente o problema de encontrar o menor valor de um vetor.</text:p>
      <text:p text:style-name="P2"><text:tab/>Formalmente pode assim ser definido:</text:p>
      <text:p text:style-name="P2"><text:tab/>Ter que buscar por todo o vetor, usando cada espaço de memoria até encontrar o valor <text:tab/>desejado.</text:p>
      <text:p text:style-name="P1"/>
      <text:p text:style-name="P1"><text:span text:style-name="T1">3. </text:span>Forneça um exemplo de aplicação real que envolva o problema de ordenação e de encontrar o menor valor.</text:p>
      <text:p text:style-name="P2"><text:tab/>Ordenação de um determinado produto com diferentes marcas em um mercado, precisaria de <text:tab/>uma lista com o preço de cada marca para assim achar o menor valor, e a ordenação ficaria <text:tab/>mais fácil de encontrar o produto.</text:p>
      <text:p text:style-name="P3"/>
      <text:p text:style-name="P3">8. Qual é o vetor resultante após as 4 primeiras trocas ao executar ordenação por seleção com o seguinte Array inicial? int vetor[] = {9, 7, 8, 1, 2, 0, 4}.</text:p>
      <text:p text:style-name="P3"><text:tab/>vetor[] = {<text:span text:style-name="T2">7, 8, 9, 2, 4, 0, 1</text:span>}.</text:p>
      <text:p text:style-name="P3"/>
      <text:p text:style-name="P4">10. Escreva o vetor resultante ao aplicar o algoritmo de particionamento em duas partes no vetor seguinte: 26 65 45 73 10 18 78 93 70 49 23 22.</text:p>
      <text:p text:style-name="P4"><text:tab/>{10 18 22 23 26 45 49 65 70 73 78 93}.</text:p>
      <text:p text:style-name="P4"><text:tab/>Sendo o 45 o número pivô.</text:p>
      <text:p text:style-name="P4"/>
      <text:p text:style-name="P5">11.</text:p>
      <text:list xml:id="list4134780440" text:style-name="L1">
        <text:list-item>
          <text:p text:style-name="P7">Bubble sort</text:p>
        </text:list-item>
      </text:list>
      <text:p text:style-name="P8"><text:span text:style-name="T3"><text:tab/><text:tab/></text:span><text:span text:style-name="T5">A ideia é percorrer o </text:span><text:span text:style-name="T8">vector </text:span><text:span text:style-name="T5">diversas vezes, e a cada passagem fazer flutuar para o topo o maior elemento da sequência</text:span></text:p>
      <text:list xml:id="list123355674619193" text:continue-numbering="true" text:style-name="L1">
        <text:list-item>
          <text:p text:style-name="P9">Bucket <text:s/>sort</text:p>
        </text:list-item>
      </text:list>
      <text:p text:style-name="P8"><text:soft-page-break/><text:span text:style-name="T5"><text:tab/><text:tab/></text:span><text:span text:style-name="T6">O </text:span><text:span text:style-name="Strong_20_Emphasis"><text:span text:style-name="T4">Bucket sort </text:span></text:span><text:span text:style-name="T4">trata-se de um algoritmo que não se baseia apenas na comparação entre os elementos de entrada (</text:span><text:span text:style-name="T6">Bubble sort</text:span><text:span text:style-name="T4">) mas também em alguma característica em especial destes elementos.</text:span></text:p>
      <text:list xml:id="list123355351473724" text:continue-numbering="true" text:style-name="L1">
        <text:list-item>
          <text:p text:style-name="P7">Counting sort</text:p>
        </text:list-item>
      </text:list>
      <text:p text:style-name="P8"><text:span text:style-name="T3"><text:tab/><text:tab/></text:span><text:span text:style-name="T4">A ideia básica do </text:span><text:span text:style-name="T6">C</text:span><text:span text:style-name="T4">ounting sort é determinar, para cada entrada x, o número de elementos menor que x. Essa informação pode ser usada para colocar o elemento x diretamente em sua posição no array de saída. Por exemplo, se há 17 elementos menores que x, então x pertence a posição 18.</text:span></text:p>
      <text:p text:style-name="P8"><text:span text:style-name="T4"><text:tab/><text:tab/></text:span><text:span text:style-name="T6">Diferente do Bucket sort, e Bubble sort, o Counting sort se baseia na ordem de entrada dos elementos para ordená-los, sempre coloca o maior e assim separa os menores a baixo, e assim em diante.</text:span></text:p>
      <text:list xml:id="list123354896300539" text:continue-numbering="true" text:style-name="L1">
        <text:list-item>
          <text:p text:style-name="P7">Insertion sort</text:p>
        </text:list-item>
      </text:list>
      <text:p text:style-name="P8"><text:span text:style-name="T3"><text:tab/><text:tab/></text:span><text:span text:style-name="T4">I</text:span><text:span text:style-name="T6">nsertion sort, ou ordenação por inserção, é um algoritmo de ordenação que, dado uma estrutura (array, lista) constrói uma matriz final com um elemento de cada vez, uma inserção por vez.</text:span></text:p>
      <text:p text:style-name="P8"><text:span text:style-name="T6"><text:tab/><text:tab/>Diferente do Counting sort, o insertion não separa os elementos colocando sempre o maior por cima e assim ordenando, ele ordena de uma só vez inserindo os valores nas suas posições corretas.</text:span></text:p>
      <text:list xml:id="list123354163968375" text:continue-numbering="true" text:style-name="L1">
        <text:list-item>
          <text:p text:style-name="P7">Merge sort</text:p>
        </text:list-item>
      </text:list>
      <text:p text:style-name="P8"><text:span text:style-name="T3"><text:tab/><text:tab/></text:span><text:span text:style-name="T4">Sua ideia básica consiste em Dividir o problema em vários subproblemas e resolver esses subproblemas através da recursividade e após todos os subproblemas terem sido resolvidos ocorre a conquista que é a união das resoluções dos subproblemas.</text:span></text:p>
      <text:p text:style-name="P8"><text:span text:style-name="T4"><text:tab/><text:tab/></text:span><text:span text:style-name="T7">Diferente dos demais, a maior caracteristica deste é a ordenação por recursao e a subdivisão dos problemas.</text:span></text:p>
      <text:list xml:id="list123354451043513" text:continue-numbering="true" text:style-name="L1">
        <text:list-item>
          <text:p text:style-name="P7">Quicksort</text:p>
        </text:list-item>
      </text:list>
      <text:p text:style-name="P8"><text:span text:style-name="T3"><text:tab/><text:tab/></text:span><text:span text:style-name="T7">O Quicksort adota a estratégia de </text:span><text:span text:style-name="T9">divisão e conquista</text:span><text:span text:style-name="T7">. A estratégia consiste em rearranjar as chaves de modo que as chaves "menores" precedam as chaves "maiores". Em seguida o quicksort ordena as duas sublistas de chaves menores e maiores recursivamente até que a lista completa se encontre ordenada.</text:span></text:p>
      <text:p text:style-name="P8"><text:span text:style-name="T7"><text:tab/><text:tab/>Lembra a implementação do Merge sort, porém sem a aplicação recursiva e com a diferença da ordenação que coloca os menores por traz dos maiores.</text:span></text:p>
      <text:list xml:id="list123354399074100" text:continue-numbering="true" text:style-name="L1">
        <text:list-item>
          <text:p text:style-name="P7">Selection sort</text:p>
        </text:list-item>
      </text:list>
      <text:p text:style-name="P8"><text:span text:style-name="T3"><text:tab/><text:tab/></text:span><text:span text:style-name="T7">Este algoritmo é baseado em se passar sempre o menor valor do vetor para a primeira posição (ou o maior dependendo da ordem requerida), depois o segundo menor valor para a segunda posição e assim sucessivamente, até os últimos dois elementos.</text:span></text:p>
      <text:p text:style-name="P8"><text:span text:style-name="T7"><text:tab/><text:tab/>Neste algoritmo de ordenação é escolhido um número a partir do primeiro, este número escolhido é comparado com os números a partir da sua direita, quando encontrado um número menor, o número escolhido ocupa a posição do menor número encontrado. Este número encontrado será o próximo número escolhido, caso não for encontrado nenhum número menor que este escolhido, ele é colocado na posição do primeiro número escolhido, e o próximo número à sua direita vai ser o escolhido para fazer as comparações. É repetido esse processo até que a lista esteja ordena.</text:span></text:p>
      <text:p text:style-name="P8"><text:soft-page-break/><text:span text:style-name="T7"/></text:p>
      <text:p text:style-name="P11">13. João diz ter desenvolvido um algoritmo que é capaz de ordenar qualquer conjunto de n</text:p>
      <text:p text:style-name="P11">números reais, fazendo apenas O(n 3/2 ) comparações. Você compraria este algoritmo?</text:p>
      <text:p text:style-name="P11">Justifique.</text:p>
      <text:p text:style-name="P11"><text:tab/>Compraria, pois o algoritimo mais eficaz usa O(n<text:span text:style-name="T11">2</text:span>), que ainda usa mais repetições que O(n<text:span text:style-name="T11">3/2</text:span>).</text:p>
      <text:p text:style-name="P10"/>
      <text:p text:style-name="P12">15. <text:span text:style-name="T10">No método insertsort, a cada passo, o menor elemento é procurado para que seja inserido na sequência já ordenada. Essa procura pode ser realizada sequencialmente ou por busca binária. Analise o desempenho de ambas as abordagens.</text:span></text:p>
      <text:p text:style-name="P12"><text:tab/>Por busca binaria o valor consiste apenas em 0 e 1, num valor representado pelo decimal, achando de maneira mais eficaz os valores procurados e assim os ordenando, já por sequencia ele roda o vetor vezes o suficiente para achar e ordenar os valores, sendo mais lento, porém a diferença para percepção humana é imperceptível, que acaba fazendo com que ambas tenham o mesmo desempenh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Ubuntu" svg:font-family="Ubuntu, Helvetica, Arial, Free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6:35:47.922137693</meta:creation-date>
    <dc:date>2020-10-26T12:33:53.551835679</dc:date>
    <meta:editing-duration>PT1H1M55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3" meta:paragraph-count="40" meta:word-count="844" meta:character-count="4923" meta:non-whitespace-character-count="4087"/>
  </office:meta>
</office:document-meta>
</file>